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rame_20_contents">
      <style:text-properties fo:font-size="6pt" style:font-size-asian="6pt" style:font-size-complex="6pt"/>
    </style:style>
    <style:style style:name="P2" style:family="paragraph" style:parent-style-name="Frame_20_contents">
      <style:text-properties fo:font-size="6pt" style:font-size-asian="6pt" style:font-size-complex="6pt"/>
    </style:style>
    <style:style style:name="P3" style:family="paragraph" style:parent-style-name="Frame_20_contents">
      <style:text-properties fo:font-size="6pt" style:font-size-asian="6pt" style:font-size-complex="6pt"/>
    </style:style>
    <style:style style:name="fr1" style:family="graphic" style:parent-style-name="Frame">
      <style:graphic-properties style:protect="size" style:vertical-pos="from-top" style:vertical-rel="page" style:horizontal-pos="from-left" style:horizontal-rel="page" fo:background-color="transparent" style:background-transparency="100%" style:shadow="none">
        <style:background-image/>
        <style:columns fo:column-count="1" fo:column-gap="0cm"/>
      </style:graphic-properties>
    </style:style>
  </office:automatic-styles>
  <office:body>
    <office:text>
      <text:variable-decls>
        <text:variable-decl office:value-type="string" text:name="TaskID"/>
        <text:variable-decl office:value-type="string" text:name="TaskName"/>
        <text:variable-decl office:value-type="string" text:name="TaskDescription"/>
        <text:variable-decl office:value-type="string" text:name="TaskEstimate"/>
        <text:variable-decl office:value-type="string" text:name="StoryID"/>
        <text:variable-decl office:value-type="string" text:name="StoryName"/>
        <text:variable-decl office:value-type="string" text:name="StoryDescription"/>
        <text:variable-decl office:value-type="string" text:name="StoryRank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TemplateCard" text:anchor-type="page" text:anchor-page-number="1" svg:x="0.706cm" svg:y="1.76cm" svg:width="6.279cm" svg:height="3.81cm" draw:z-index="0">
        <draw:text-box>
          <text:p text:style-name="P1">Task ID:<text:variable-set text:name="TaskID" office:value-type="string">TaskID</text:variable-set></text:p>
          <text:p text:style-name="P1">Task Name: <text:variable-set text:name="TaskName" office:value-type="string"> TaskName</text:variable-set></text:p>
          <text:p text:style-name="P1">Task Description: <text:s/><text:variable-set text:name="TaskDescription" office:value-type="string"> TaskDescription</text:variable-set></text:p>
          <text:p text:style-name="P1">Task Estimate: <text:s/><text:variable-set text:name="TaskEstimate" office:value-type="string"> TaskEstimate</text:variable-set></text:p>
          <text:p text:style-name="P1">Story ID: <text:s/><text:variable-set text:name="StoryID" office:value-type="string">StoryID</text:variable-set></text:p>
          <text:p text:style-name="P1">Story Name: <text:s/><text:variable-set text:name="StoryName" office:value-type="string">StoryName</text:variable-set></text:p>
          <text:p text:style-name="P1">Story Description: <text:s/><text:variable-set text:name="StoryDescription" office:value-type="string">StoryDescription</text:variable-set> </text:p>
          <text:p text:style-name="P1">Story Rank: <text:variable-set text:name="StoryRank" office:value-type="string">StoryRank</text:variable-set></text:p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list-level-position-and-space-mode="label-alignment">
          <style: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1-02T15:39:21.56</meta:creation-date>
    <dc:date>2009-01-05T10:24:04.81</dc:date>
    <meta:editing-duration>PT06H54M34S</meta:editing-duration>
    <meta:editing-cycles>15</meta:editing-cycles>
    <meta:generator>OpenOffice.org/3.0_Beta$Win32 OpenOffice.org_project/300m3$Build-9328</meta:generator>
    <meta:document-statistic meta:table-count="0" meta:image-count="0" meta:object-count="0" meta:page-count="1" meta:paragraph-count="8" meta:word-count="23" meta:character-count="196"/>
    <dc:creator>Emiliano Heyns</dc:creator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